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W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2]*[.B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3]+[.E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style-name="ce4" table:formula="of:=[.C4]*2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table:formula="of:=[.E2]/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e kann z == 0 werden, wenn ich nur multipliziere und dividier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table:formula="of:=[.C5]+11"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Antwort: da abgerundet wird, muss häufiger durch 26 geteilt, als mit 26 multipliziert werd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7]=[.B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8]=0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e häufig wird dividiert? Wie häufig maximal multiplizier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2]*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twort: 7x dividiert; max 13x multipliz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10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1]*[.C9]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Wie häufig besteht die Möglichkeit, eine Multiplikation zu verhinder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2]+1"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Antwort: ? Hinweis: immer wenn x subtrahiert wird (oder mit einem kleinen <text:s/>Wert addiert wird), weil nur dann der Vergleich mit dem jeweiligen W erfüllt werden kan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9]*[.D1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-&gt; 5 mal wird subtrah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3]*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ositiv addiert: 11, 10, 13, 11, 11, 12,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15]+[.B2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lle positiv addiert sind &gt; 10 → hier kann der W Vergleich nie kl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6]+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s wird 2x 00 addiert. Hier muss also z%26 &lt; 10 sei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7]*[.C9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n mindestens 2 Stellen muss beim positiven addieren ein Rest &lt; 10 erzeug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14]+[.D18]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Bei der ersten Null gilt W5+6 → W5 darf 1 bis 3 groß sein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W1 + 1</text:p>
          </table:table-cell>
          <table:table-cell/>
          <table:table-cell office:value-type="string" calcext:value-type="string">
            <text:p>Bei der zweiten Null gilt W1+1. W1 darf maximal 8 werden.</text:p>
          </table:table-cell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9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21]+[.E1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22];26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table:formula="of:=[.E19]/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x 10</text:p>
          </table:table-cell>
          <table:table-cell/>
          <table:table-cell table:formula="of:=[.C23]+10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25]=[.B20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26]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8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28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29]*[.C27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30]+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24]*[.D31]"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26*(W1 +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31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33]+[.B2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2"/>
          <table:table-cell table:formula="of:=[.D34]+10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35]*[.C27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32]+[.D36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W3</text:p>
          </table:table-cell>
          <table:table-cell/>
          <table:table-cell office:value-type="string" calcext:value-type="string">
            <text:p>26*(W1 + 1) + W2 +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27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39]+[.E37]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40];26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table:formula="of:=[.E37]/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table:formula="of:=[.C41]+13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43]=[.B38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44]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36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46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47]*[.C45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48]+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42]*[.D49]" office:value-type="float" office:value="1664" calcext:value-type="float">
            <text:p>1664</text:p>
          </table:table-cell>
          <table:table-cell table:number-columns-repeated="3"/>
          <table:table-cell office:value-type="string" calcext:value-type="string">
            <text:p>26*26*(W1 + 1) + 26*(W2+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49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B38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table:formula="of:=[.D52]+2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53]*[.C45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50]+[.D54]" office:value-type="float" office:value="1675" calcext:value-type="float">
            <text:p>1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4</text:p>
          </table:table-cell>
          <table:table-cell/>
          <table:table-cell office:value-type="string" calcext:value-type="string">
            <text:p>26*26*(W1 + 1) + 26*(W2+10) + W3 +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45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57]+[.E55]" office:value-type="float" office:value="1675" calcext:value-type="float">
            <text:p>1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58];26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3"/>
          <table:table-cell table:formula="of:=ROUNDDOWN([.E55]/26)" office:value-type="float" office:value="64" calcext:value-type="float">
            <text:p>64</text:p>
          </table:table-cell>
          <table:table-cell table:formula="of:=MOD([.E55];26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6*(W1 + 1) + W2 +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-10</text:p>
          </table:table-cell>
          <table:table-cell/>
          <table:table-cell table:formula="of:=[.C59]-1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style-name="ce3" table:formula="of:=IF([.C61]=[.B56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62]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54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64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style-name="ce3" table:formula="of:=[.D65]*[.C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66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style-name="ce3" table:formula="of:=[.E60]*[.D67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67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69]+[.B5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5</text:p>
          </table:table-cell>
          <table:table-cell table:number-columns-repeated="2"/>
          <table:table-cell table:formula="of:=[.D70]+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style-name="ce3" table:formula="of:=[.D71]*[.C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68]+[.D72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5</text:p>
          </table:table-cell>
          <table:table-cell/>
          <table:table-cell office:value-type="string" calcext:value-type="string">
            <text:p>26*(W1 + 1) + W2 +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63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75]+[.E73]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76];26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table:formula="of:=[.E73]/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table:formula="of:=[.C77]+1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79]=[.B74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80]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72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82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83]*[.C81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84]+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78]*[.D85]" office:value-type="float" office:value="1664" calcext:value-type="float">
            <text:p>1664</text:p>
          </table:table-cell>
          <table:table-cell table:number-columns-repeated="3"/>
          <table:table-cell office:value-type="string" calcext:value-type="string">
            <text:p>26*26*(W1 + 1) + 26*(W2+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85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87]+[.B7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2"/>
          <table:table-cell table:formula="of:=[.D88]+6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89]*[.C8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86]+[.D90]" office:value-type="float" office:value="1671" calcext:value-type="float">
            <text:p>1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W6</text:p>
          </table:table-cell>
          <table:table-cell/>
          <table:table-cell office:value-type="string" calcext:value-type="string">
            <text:p>26*26*(W1 + 1) + 26*(W2+10) +W5+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81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93]+[.E91]" office:value-type="float" office:value="1671" calcext:value-type="float">
            <text:p>1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94];26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table:formula="of:=[.E91]/1" office:value-type="float" office:value="1671" calcext:value-type="float">
            <text:p>1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table:formula="of:=[.C95]+1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97]=[.B9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98]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90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100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01]*[.C99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02]+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96]*[.D103]" office:value-type="float" office:value="43446" calcext:value-type="float">
            <text:p>43446</text:p>
          </table:table-cell>
          <table:table-cell table:number-columns-repeated="3"/>
          <table:table-cell office:value-type="string" calcext:value-type="string">
            <text:p>26*26*26*(W1 + 1) + 26*26*(W2+10) + 26*(W5+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03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105]+[.B9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0</text:p>
          </table:table-cell>
          <table:table-cell table:number-columns-repeated="2"/>
          <table:table-cell table:formula="of:=[.D106]+0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07]*[.C9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104]+[.D108]" office:value-type="float" office:value="43454" calcext:value-type="float">
            <text:p>43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7</text:p>
          </table:table-cell>
          <table:table-cell/>
          <table:table-cell office:value-type="string" calcext:value-type="string">
            <text:p>26*26*26*(W1 + 1) + 26*26*(W2+10) + 26*(W5+6) + W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99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111]+[.E109]" office:value-type="float" office:value="43454" calcext:value-type="float">
            <text:p>43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112];26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table:formula="of:=[.E109]/1" office:value-type="float" office:value="43454" calcext:value-type="float">
            <text:p>43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table:formula="of:=[.C113]+12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115]=[.B110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116]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08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118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19]*[.C117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20]+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114]*[.D121]" office:value-type="float" office:value="1129804" calcext:value-type="float">
            <text:p>1129804</text:p>
          </table:table-cell>
          <table:table-cell table:number-columns-repeated="3"/>
          <table:table-cell office:value-type="string" calcext:value-type="string">
            <text:p>26*26*26*26*(W1 + 1) + 26*26*26*(W2+10) + 26*26*(W5+6) +26*W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21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123]+[.B1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6</text:p>
          </table:table-cell>
          <table:table-cell table:number-columns-repeated="2"/>
          <table:table-cell table:formula="of:=[.D124]+16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25]*[.C11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122]+[.D126]" office:value-type="float" office:value="1129821" calcext:value-type="float">
            <text:p>1129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W8</text:p>
          </table:table-cell>
          <table:table-cell/>
          <table:table-cell office:value-type="string" calcext:value-type="string">
            <text:p>26*26*26*26*(W1 + 1) + 26*26*26*(W2+10) + 26*26*(W5+6) +26*W6 + W7 +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117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129]+[.E127]" office:value-type="float" office:value="1129821" calcext:value-type="float">
            <text:p>1129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130];26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3"/>
          <table:table-cell table:formula="of:=ROUNDDOWN([.E127]/26)" office:value-type="float" office:value="43454" calcext:value-type="float">
            <text:p>43454</text:p>
          </table:table-cell>
          <table:table-cell table:number-columns-repeated="3"/>
          <table:table-cell office:value-type="string" calcext:value-type="string">
            <text:p>26*26*26*(W1 + 1) + 26*26*(W2+10) + 26*(W5+6) + W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-11</text:p>
          </table:table-cell>
          <table:table-cell/>
          <table:table-cell table:formula="of:=[.C131]-1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133]=[.B128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134]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26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136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37]*[.C1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38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132]*[.D139]" office:value-type="float" office:value="43454" calcext:value-type="float">
            <text:p>43454</text:p>
          </table:table-cell>
          <table:table-cell table:number-columns-repeated="3"/>
          <table:table-cell office:value-type="string" calcext:value-type="string">
            <text:p>26*26*26*(W1 + 1) + 26*26*(W2+10) + 26*(W5+6) + W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39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141]+[.B1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2</text:p>
          </table:table-cell>
          <table:table-cell table:number-columns-repeated="2"/>
          <table:table-cell table:formula="of:=[.D142]+12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43]*[.C1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140]+[.D144]" office:value-type="float" office:value="43454" calcext:value-type="float">
            <text:p>43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9</text:p>
          </table:table-cell>
          <table:table-cell/>
          <table:table-cell office:value-type="string" calcext:value-type="string">
            <text:p>26*26*26*(W1 + 1) + 26*26*(W2+10) + 26*(W5+6) + W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135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147]+[.E145]" office:value-type="float" office:value="43454" calcext:value-type="float">
            <text:p>43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148];26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3"/>
          <table:table-cell table:formula="of:=ROUNDDOWN([.E145]/26)" office:value-type="float" office:value="1671" calcext:value-type="float">
            <text:p>1671</text:p>
          </table:table-cell>
          <table:table-cell table:number-columns-repeated="3"/>
          <table:table-cell office:value-type="string" calcext:value-type="string">
            <text:p>26*26*(W1 + 1) + 26*(W2+10) + (W5+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-7</text:p>
          </table:table-cell>
          <table:table-cell/>
          <table:table-cell table:formula="of:=[.C149]-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151]=[.B146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152]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44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154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55]*[.C1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56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150]*[.D157]" office:value-type="float" office:value="1671" calcext:value-type="float">
            <text:p>1671</text:p>
          </table:table-cell>
          <table:table-cell table:number-columns-repeated="3"/>
          <table:table-cell office:value-type="string" calcext:value-type="string">
            <text:p>26*26*(W1 + 1) + 26*(W2+10) + (W5+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57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159]+[.B14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table:formula="of:=[.D160]+12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61]*[.C1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158]+[.D162]" office:value-type="float" office:value="1671" calcext:value-type="float">
            <text:p>1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W10</text:p>
          </table:table-cell>
          <table:table-cell/>
          <table:table-cell office:value-type="string" calcext:value-type="string">
            <text:p>26*26*(W1 + 1) + 26*(W2+10) + (W5+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153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165]+[.E163]" office:value-type="float" office:value="1671" calcext:value-type="float">
            <text:p>1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166];26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table:formula="of:=[.E163]/1" office:value-type="float" office:value="1671" calcext:value-type="float">
            <text:p>1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table:formula="of:=[.C167]+13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169]=[.B164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170]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62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172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73]*[.C171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74]+1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168]*[.D175]" office:value-type="float" office:value="43446" calcext:value-type="float">
            <text:p>43446</text:p>
          </table:table-cell>
          <table:table-cell table:number-columns-repeated="3"/>
          <table:table-cell office:value-type="string" calcext:value-type="string">
            <text:p>26*26*26*(W1 + 1) + 26*26*(W2+10) + 26*(W5+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75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177]+[.B164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table:formula="of:=[.D178]+7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79]*[.C17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176]+[.D180]" office:value-type="float" office:value="43460" calcext:value-type="float">
            <text:p>43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11</text:p>
          </table:table-cell>
          <table:table-cell/>
          <table:table-cell office:value-type="string" calcext:value-type="string">
            <text:p>26*26*26*(W1 + 1) + 26*26*(W2+10) + 26*(W5+6) + W10 +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171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183]+[.E181]" office:value-type="float" office:value="43460" calcext:value-type="float">
            <text:p>434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184];26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3"/>
          <table:table-cell table:formula="of:=ROUNDDOWN([.E181]/26)" office:value-type="float" office:value="1671" calcext:value-type="float">
            <text:p>1671</text:p>
          </table:table-cell>
          <table:table-cell table:number-columns-repeated="3"/>
          <table:table-cell office:value-type="string" calcext:value-type="string">
            <text:p>26*26*(W1 + 1) + 26*(W2+10) + W5+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-13</text:p>
          </table:table-cell>
          <table:table-cell/>
          <table:table-cell table:formula="of:=[.C185]-1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187]=[.B18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188]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80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190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91]*[.C1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192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186]*[.D193]" office:value-type="float" office:value="1671" calcext:value-type="float">
            <text:p>1671</text:p>
          </table:table-cell>
          <table:table-cell table:number-columns-repeated="3"/>
          <table:table-cell office:value-type="string" calcext:value-type="string">
            <text:p>26*26*(W1 + 1) + 26*(W2+10) + W5+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93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195]+[.B18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2"/>
          <table:table-cell table:formula="of:=[.D196]+6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197]*[.C1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194]+[.D198]" office:value-type="float" office:value="1671" calcext:value-type="float">
            <text:p>1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W12</text:p>
          </table:table-cell>
          <table:table-cell/>
          <table:table-cell office:value-type="string" calcext:value-type="string">
            <text:p>26*26*(W1 + 1) + 26*(W2+10) + W5+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189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201]+[.E199]" office:value-type="float" office:value="1671" calcext:value-type="float">
            <text:p>1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202];26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3"/>
          <table:table-cell table:formula="of:=ROUNDDOWN([.E199]/26)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26*(W1 + 1) + W2+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0</text:p>
          </table:table-cell>
          <table:table-cell/>
          <table:table-cell table:formula="of:=[.C203]+0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205]=[.B200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206]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198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208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209]*[.C2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210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204]*[.D211]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26*(W1 + 1) + W2+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211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213]+[.B20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5</text:p>
          </table:table-cell>
          <table:table-cell table:number-columns-repeated="2"/>
          <table:table-cell table:formula="of:=[.D214]+5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215]*[.C2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212]+[.D216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13</text:p>
          </table:table-cell>
          <table:table-cell/>
          <table:table-cell office:value-type="string" calcext:value-type="string">
            <text:p>26*(W1 + 1) + W2+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207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219]+[.E217]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220];26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3"/>
          <table:table-cell table:formula="of:=ROUNDDOWN([.E217]/26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1 +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-11</text:p>
          </table:table-cell>
          <table:table-cell/>
          <table:table-cell table:formula="of:=[.C221]-1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223]=[.B218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224]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216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226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227]*[.C2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228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222]*[.D229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1 +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229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231]+[.B21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2"/>
          <table:table-cell table:formula="of:=[.D232]+6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233]*[.C2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230]+[.D2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 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14</text:p>
          </table:table-cell>
          <table:table-cell/>
          <table:table-cell office:value-type="string" calcext:value-type="string">
            <text:p>W1 +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table:formula="of:=[.C225]*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table:formula="of:=[.C237]+[.E23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table:formula="of:=MOD([.C238];26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3"/>
          <table:table-cell table:formula="of:=ROUNDDOWN([.E235]/26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0</text:p>
          </table:table-cell>
          <table:table-cell/>
          <table:table-cell table:formula="of:=[.C239]+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table:formula="of:=IF([.C241]=[.B236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table:formula="of:=IF([.C242]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234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table:formula="of:=[.D244]+2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245]*[.C2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table:formula="of:=[.D246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table:formula="of:=[.E240]*[.D247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table:formula="of:=[.D247]*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table:formula="of:=[.D249]+[.B23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table:formula="of:=[.D250]+15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table:formula="of:=[.D251]*[.C2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formula="of:=[.E248]+[.D252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Lösung:</text:p>
          </table:table-cell>
          <table:table-cell office:value-type="string" calcext:value-type="string">
            <text:p>Min-Werte</text:p>
          </table:table-cell>
          <table:table-cell office:value-type="string" calcext:value-type="string">
            <text:p>Max Werte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0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8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7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92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11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128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14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164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18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00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18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36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Blumentritt</meta:initial-creator>
    <meta:creation-date>2025-08-24T15:22:58.049286290</meta:creation-date>
    <dc:date>2025-08-24T21:29:38.179767478</dc:date>
    <dc:creator>Marc Blumentritt</dc:creator>
    <meta:editing-duration>PT7M21S</meta:editing-duration>
    <meta:editing-cycles>3</meta:editing-cycles>
    <meta:generator>LibreOffice/24.8.7.2$Linux_X86_64 LibreOffice_project/480$Build-2</meta:generator>
    <meta:document-statistic meta:table-count="1" meta:cell-count="605" meta:object-count="0"/>
  </office:meta>
</office:document-meta>
</file>